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oogle Sans" svg:font-family="'Google Sans', arial, sans-serif"/>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17.59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006c90" officeooo:paragraph-rsid="00006c90" style:font-size-asian="14pt" style:font-size-complex="14pt"/>
    </style:style>
    <style:style style:name="P2"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006c90" officeooo:paragraph-rsid="00006c90" style:font-size-asian="10.5pt" style:font-size-complex="12pt"/>
    </style:style>
    <style:style style:name="P3"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01c441" officeooo:paragraph-rsid="0001c441" style:font-size-asian="10.5pt" style:font-size-complex="12pt"/>
    </style:style>
    <style:style style:name="P4"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01c441" officeooo:paragraph-rsid="00034ed4" style:font-size-asian="10.5pt" style:font-size-complex="12pt"/>
    </style:style>
    <style:style style:name="P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01c441" officeooo:paragraph-rsid="00034ed4"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01c441" officeooo:paragraph-rsid="0008fc2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01c441" officeooo:paragraph-rsid="000beaf4"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01c441" officeooo:paragraph-rsid="0010153c"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fr" fo:country="FR" fo:font-style="normal" fo:text-shadow="none" style:text-underline-style="solid" style:text-underline-width="auto" style:text-underline-color="font-color" fo:font-weight="normal" officeooo:rsid="00006c90" officeooo:paragraph-rsid="00006c90" style:font-size-asian="10.5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list-style-name="L4">
      <style:paragraph-properties fo:text-align="justify" style:justify-single-word="false"/>
      <style:text-properties fo:color="#000000" fo:font-size="12pt" fo:language="fr" fo:country="FR" style:text-underline-style="none" officeooo:rsid="00062c6f" officeooo:paragraph-rsid="00062c6f" style:font-size-asian="10.5pt" style:font-size-complex="12pt"/>
    </style:style>
    <style:style style:name="P11" style:family="paragraph" style:parent-style-name="Standard" style:list-style-name="L1">
      <style:paragraph-properties fo:text-align="justify" style:justify-single-word="false"/>
      <style:text-properties fo:color="#000000" fo:font-size="12pt" fo:language="fr" fo:country="FR" style:text-underline-style="none" fo:font-weight="normal" officeooo:rsid="000beaf4" officeooo:paragraph-rsid="00107d02" style:font-size-asian="10.5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officeooo:rsid="0001c441" officeooo:paragraph-rsid="0001c441"/>
    </style:style>
    <style:style style:name="P13" style:family="paragraph" style:parent-style-name="Standard" style:list-style-name="L1">
      <style:paragraph-properties fo:text-align="justify" style:justify-single-word="false"/>
      <style:text-properties fo:color="#808080" fo:font-size="12pt" fo:language="fr" fo:country="FR" style:text-underline-style="none" officeooo:rsid="0001c441" officeooo:paragraph-rsid="0001c441" style:font-size-asian="10.5pt" style:font-size-complex="12pt"/>
    </style:style>
    <style:style style:name="P14" style:family="paragraph" style:parent-style-name="Standard" style:list-style-name="L1">
      <style:paragraph-properties fo:text-align="justify" style:justify-single-word="false"/>
      <style:text-properties fo:color="#808080" fo:font-size="12pt" fo:language="fr" fo:country="FR" style:text-underline-style="none" officeooo:rsid="0001c441" officeooo:paragraph-rsid="00034ed4" style:font-size-asian="10.5pt" style:font-size-complex="12pt"/>
    </style:style>
    <style:style style:name="P15" style:family="paragraph" style:parent-style-name="Standard" style:list-style-name="L1">
      <style:paragraph-properties fo:text-align="justify" style:justify-single-word="false"/>
      <style:text-properties fo:color="#808080" fo:font-size="12pt" fo:language="fr" fo:country="FR" style:text-underline-style="none" officeooo:rsid="0001c441" officeooo:paragraph-rsid="0008fc20" style:font-size-asian="10.5pt" style:font-size-complex="12pt"/>
    </style:style>
    <style:style style:name="P16" style:family="paragraph" style:parent-style-name="Standard" style:list-style-name="L1">
      <style:paragraph-properties fo:text-align="justify" style:justify-single-word="false"/>
      <style:text-properties fo:color="#808080" fo:font-size="12pt" fo:language="fr" fo:country="FR" style:text-underline-style="none" fo:font-weight="normal" officeooo:rsid="0001c441" officeooo:paragraph-rsid="0010153c" style:font-size-asian="10.5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fo:color="#666666" fo:font-size="12pt" fo:language="fr" fo:country="FR" style:text-underline-style="none" fo:font-weight="normal" officeooo:rsid="0001c441" officeooo:paragraph-rsid="000beaf4"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fo:color="#666666" fo:font-size="12pt" fo:language="fr" fo:country="FR" style:text-underline-style="none" fo:font-weight="normal" officeooo:rsid="0001c441" officeooo:paragraph-rsid="000e927a" style:font-size-asian="10.5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fo:color="#666666" officeooo:paragraph-rsid="00153da2"/>
    </style:style>
    <style:style style:name="P20" style:family="paragraph" style:parent-style-name="Standard" style:list-style-name="L1">
      <style:paragraph-properties fo:text-align="justify" style:justify-single-word="false"/>
      <style:text-properties officeooo:paragraph-rsid="000c2cbf"/>
    </style:style>
    <style:style style:name="P21" style:family="paragraph" style:parent-style-name="Standard" style:list-style-name="L1">
      <style:paragraph-properties fo:text-align="justify" style:justify-single-word="false"/>
      <style:text-properties officeooo:paragraph-rsid="00034ed4"/>
    </style:style>
    <style:style style:name="P22" style:family="paragraph" style:parent-style-name="Standard" style:list-style-name="L1">
      <style:paragraph-properties fo:text-align="justify" style:justify-single-word="false"/>
      <style:text-properties officeooo:paragraph-rsid="00065ea9"/>
    </style:style>
    <style:style style:name="P23" style:family="paragraph" style:parent-style-name="Standard" style:list-style-name="L1">
      <style:paragraph-properties fo:text-align="justify" style:justify-single-word="false"/>
      <style:text-properties officeooo:paragraph-rsid="0010153c"/>
    </style:style>
    <style:style style:name="P24" style:family="paragraph" style:parent-style-name="Standard" style:list-style-name="L1">
      <style:paragraph-properties fo:text-align="justify" style:justify-single-word="false"/>
      <style:text-properties officeooo:paragraph-rsid="00122a59"/>
    </style:style>
    <style:style style:name="P25" style:family="paragraph" style:parent-style-name="Standard" style:list-style-name="L1">
      <style:paragraph-properties fo:text-align="justify" style:justify-single-word="false"/>
      <style:text-properties officeooo:paragraph-rsid="00128a19"/>
    </style:style>
    <style:style style:name="P26" style:family="paragraph" style:parent-style-name="Standard" style:list-style-name="L1">
      <style:paragraph-properties fo:text-align="justify" style:justify-single-word="false"/>
      <style:text-properties officeooo:paragraph-rsid="00153da2"/>
    </style:style>
    <style:style style:name="P27" style:family="paragraph" style:parent-style-name="Standard">
      <style:paragraph-properties fo:text-align="justify" style:justify-single-word="false"/>
      <style:text-properties officeooo:paragraph-rsid="0001c441"/>
    </style:style>
    <style:style style:name="P28" style:family="paragraph" style:parent-style-name="Standard" style:list-style-name="L2">
      <style:paragraph-properties fo:text-align="justify" style:justify-single-word="false"/>
      <style:text-properties officeooo:paragraph-rsid="0001c441"/>
    </style:style>
    <style:style style:name="P29" style:family="paragraph" style:parent-style-name="Standard">
      <style:paragraph-properties fo:text-align="justify" style:justify-single-word="false"/>
      <style:text-properties officeooo:paragraph-rsid="0001f54c"/>
    </style:style>
    <style:style style:name="P30" style:family="paragraph" style:parent-style-name="Standard">
      <style:paragraph-properties fo:text-align="justify" style:justify-single-word="false"/>
      <style:text-properties officeooo:paragraph-rsid="00034ed4"/>
    </style:style>
    <style:style style:name="P31" style:family="paragraph" style:parent-style-name="Standard" style:list-style-name="L4">
      <style:paragraph-properties fo:text-align="justify" style:justify-single-word="false"/>
      <style:text-properties officeooo:paragraph-rsid="00062c6f"/>
    </style:style>
    <style:style style:name="P32" style:family="paragraph" style:parent-style-name="Standard" style:list-style-name="L5">
      <style:paragraph-properties fo:text-align="justify" style:justify-single-word="false"/>
      <style:text-properties officeooo:paragraph-rsid="00065ea9"/>
    </style:style>
    <style:style style:name="P33" style:family="paragraph" style:parent-style-name="Standard" style:list-style-name="L6">
      <style:paragraph-properties fo:text-align="justify" style:justify-single-word="false"/>
      <style:text-properties officeooo:paragraph-rsid="0008fc20"/>
    </style:style>
    <style:style style:name="P34" style:family="paragraph" style:parent-style-name="Standard">
      <style:paragraph-properties fo:text-align="justify" style:justify-single-word="false"/>
      <style:text-properties officeooo:paragraph-rsid="0008fc20"/>
    </style:style>
    <style:style style:name="P35" style:family="paragraph" style:parent-style-name="Standard">
      <style:paragraph-properties fo:text-align="justify" style:justify-single-word="false"/>
      <style:text-properties officeooo:paragraph-rsid="000beaf4"/>
    </style:style>
    <style:style style:name="P36" style:family="paragraph" style:parent-style-name="Standard" style:list-style-name="L3">
      <style:paragraph-properties fo:text-align="justify" style:justify-single-word="false"/>
      <style:text-properties officeooo:paragraph-rsid="00034ed4"/>
    </style:style>
    <style:style style:name="P37" style:family="paragraph" style:parent-style-name="Standard" style:list-style-name="L3">
      <style:paragraph-properties fo:text-align="justify" style:justify-single-word="false"/>
      <style:text-properties officeooo:paragraph-rsid="000f00e6"/>
    </style:style>
    <style:style style:name="P38" style:family="paragraph" style:parent-style-name="Standard">
      <style:paragraph-properties fo:text-align="justify" style:justify-single-word="false"/>
      <style:text-properties officeooo:paragraph-rsid="0010153c"/>
    </style:style>
    <style:style style:name="P39" style:family="paragraph" style:parent-style-name="Standard" style:list-style-name="L3">
      <style:paragraph-properties fo:text-align="justify" style:justify-single-word="false"/>
      <style:text-properties officeooo:rsid="000f00e6" officeooo:paragraph-rsid="000f00e6"/>
    </style:style>
    <style:style style:name="T1" style:family="text">
      <style:text-properties style:text-underline-style="none"/>
    </style:style>
    <style:style style:name="T2" style:family="text">
      <style:text-properties fo:font-size="12pt" fo:language="fr" fo:country="FR" style:text-underline-style="none" style:font-size-asian="10.5pt" style:font-size-complex="12pt"/>
    </style:style>
    <style:style style:name="T3" style:family="text">
      <style:text-properties fo:font-size="12pt" fo:language="fr" fo:country="FR" style:text-underline-style="none" officeooo:rsid="0001c441" style:font-size-asian="10.5pt" style:font-size-complex="12pt"/>
    </style:style>
    <style:style style:name="T4" style:family="text">
      <style:text-properties fo:font-size="12pt" fo:language="fr" fo:country="FR" style:text-underline-style="none" officeooo:rsid="0001f54c" style:font-size-asian="10.5pt" style:font-size-complex="12pt"/>
    </style:style>
    <style:style style:name="T5" style:family="text">
      <style:text-properties fo:font-size="12pt" fo:language="fr" fo:country="FR" style:text-underline-style="none" fo:font-weight="bold" officeooo:rsid="0008fc20" style:font-size-asian="10.5pt" style:font-weight-asian="bold" style:font-size-complex="12pt" style:font-weight-complex="bold"/>
    </style:style>
    <style:style style:name="T6" style:family="text">
      <style:text-properties fo:font-size="12pt" fo:language="fr" fo:country="FR" style:text-underline-style="none" fo:font-weight="bold" officeooo:rsid="0001c441" style:font-size-asian="10.5pt" style:font-weight-asian="bold" style:font-size-complex="12pt" style:font-weight-complex="bold"/>
    </style:style>
    <style:style style:name="T7" style:family="text">
      <style:text-properties fo:font-size="12pt" fo:language="fr" fo:country="FR" style:text-underline-style="none" fo:font-weight="bold" officeooo:rsid="0004594f" style:font-size-asian="10.5pt" style:font-weight-asian="bold" style:font-size-complex="12pt" style:font-weight-complex="bold"/>
    </style:style>
    <style:style style:name="T8" style:family="text">
      <style:text-properties fo:font-size="12pt" fo:language="fr" fo:country="FR" style:text-underline-style="none" fo:font-weight="normal" officeooo:rsid="000beaf4" style:font-size-asian="10.5pt" style:font-weight-asian="normal" style:font-size-complex="12pt" style:font-weight-complex="normal"/>
    </style:style>
    <style:style style:name="T9" style:family="text">
      <style:text-properties officeooo:rsid="0001f54c"/>
    </style:style>
    <style:style style:name="T10" style:family="text">
      <style:text-properties fo:color="#000000" fo:font-size="12pt" fo:language="fr" fo:country="FR" style:text-underline-style="none" style:font-size-asian="10.5pt" style:font-size-complex="12pt"/>
    </style:style>
    <style:style style:name="T11" style:family="text">
      <style:text-properties fo:color="#000000" fo:font-size="12pt" fo:language="fr" fo:country="FR" style:text-underline-style="none" officeooo:rsid="00034ed4" style:font-size-asian="10.5pt" style:font-size-complex="12pt"/>
    </style:style>
    <style:style style:name="T12" style:family="text">
      <style:text-properties fo:color="#000000" fo:font-size="12pt" fo:language="fr" fo:country="FR" style:text-underline-style="none" officeooo:rsid="00062c6f" style:font-size-asian="10.5pt" style:font-size-complex="12pt"/>
    </style:style>
    <style:style style:name="T13" style:family="text">
      <style:text-properties fo:color="#000000" fo:font-size="12pt" fo:language="fr" fo:country="FR" style:text-underline-style="none" officeooo:rsid="00065ea9" style:font-size-asian="10.5pt" style:font-size-complex="12pt"/>
    </style:style>
    <style:style style:name="T14" style:family="text">
      <style:text-properties fo:color="#000000" fo:font-size="12pt" fo:language="fr" fo:country="FR" style:text-underline-style="none" officeooo:rsid="0008fc20" style:font-size-asian="10.5pt" style:font-size-complex="12pt"/>
    </style:style>
    <style:style style:name="T15" style:family="text">
      <style:text-properties fo:color="#000000" fo:font-size="12pt" fo:language="fr" fo:country="FR" style:text-underline-style="none" officeooo:rsid="000a3972" style:font-size-asian="10.5pt" style:font-size-complex="12pt"/>
    </style:style>
    <style:style style:name="T16" style:family="text">
      <style:text-properties fo:color="#000000" fo:font-size="12pt" fo:language="fr" fo:country="FR" style:text-underline-style="none" officeooo:rsid="000ae340" style:font-size-asian="10.5pt" style:font-size-complex="12pt"/>
    </style:style>
    <style:style style:name="T17" style:family="text">
      <style:text-properties fo:color="#000000" fo:font-size="12pt" fo:language="fr" fo:country="FR" style:text-underline-style="none" officeooo:rsid="000f00e6" style:font-size-asian="10.5pt" style:font-size-complex="12pt"/>
    </style:style>
    <style:style style:name="T18" style:family="text">
      <style:text-properties fo:color="#000000" fo:font-size="12pt" fo:language="fr" fo:country="FR" style:text-underline-style="none" fo:font-weight="bold" officeooo:rsid="0001c441" style:font-size-asian="10.5pt" style:font-weight-asian="bold" style:font-size-complex="12pt" style:font-weight-complex="bold"/>
    </style:style>
    <style:style style:name="T19" style:family="text">
      <style:text-properties fo:color="#000000" fo:font-size="12pt" fo:language="fr" fo:country="FR" style:text-underline-style="none" fo:font-weight="bold" officeooo:rsid="0008fc20" style:font-size-asian="10.5pt" style:font-weight-asian="bold" style:font-size-complex="12pt" style:font-weight-complex="bold"/>
    </style:style>
    <style:style style:name="T20" style:family="text">
      <style:text-properties fo:color="#000000" fo:font-size="12pt" fo:language="fr" fo:country="FR" style:text-underline-style="none" fo:font-weight="bold" officeooo:rsid="000beaf4" style:font-size-asian="10.5pt" style:font-weight-asian="bold" style:font-size-complex="12pt" style:font-weight-complex="bold"/>
    </style:style>
    <style:style style:name="T21" style:family="text">
      <style:text-properties fo:color="#000000" fo:font-size="12pt" fo:language="fr" fo:country="FR" style:text-underline-style="none" fo:font-weight="bold" officeooo:rsid="0010153c" style:font-size-asian="10.5pt" style:font-weight-asian="bold" style:font-size-complex="12pt" style:font-weight-complex="bold"/>
    </style:style>
    <style:style style:name="T22" style:family="text">
      <style:text-properties fo:color="#000000" fo:font-size="12pt" fo:language="fr" fo:country="FR" style:text-underline-style="none" fo:font-weight="normal" officeooo:rsid="000beaf4" style:font-size-asian="10.5pt" style:font-weight-asian="normal" style:font-size-complex="12pt" style:font-weight-complex="normal"/>
    </style:style>
    <style:style style:name="T23" style:family="text">
      <style:text-properties fo:color="#000000" fo:font-size="12pt" fo:language="fr" fo:country="FR" style:text-underline-style="none" fo:font-weight="normal" officeooo:rsid="000c2cbf" style:font-size-asian="10.5pt" style:font-weight-asian="normal" style:font-size-complex="12pt" style:font-weight-complex="normal"/>
    </style:style>
    <style:style style:name="T24" style:family="text">
      <style:text-properties fo:color="#000000" fo:font-size="12pt" fo:language="fr" fo:country="FR" style:text-underline-style="none" fo:font-weight="normal" officeooo:rsid="000cb663" style:font-size-asian="10.5pt" style:font-weight-asian="normal" style:font-size-complex="12pt" style:font-weight-complex="normal"/>
    </style:style>
    <style:style style:name="T25" style:family="text">
      <style:text-properties fo:color="#000000" fo:font-size="12pt" fo:language="fr" fo:country="FR" style:text-underline-style="none" fo:font-weight="normal" officeooo:rsid="0010153c" style:font-size-asian="10.5pt" style:font-weight-asian="normal" style:font-size-complex="12pt" style:font-weight-complex="normal"/>
    </style:style>
    <style:style style:name="T26" style:family="text">
      <style:text-properties fo:color="#000000" fo:font-size="12pt" fo:language="fr" fo:country="FR" style:text-underline-style="none" fo:font-weight="normal" officeooo:rsid="00122a59" style:font-size-asian="10.5pt" style:font-weight-asian="normal" style:font-size-complex="12pt" style:font-weight-complex="normal"/>
    </style:style>
    <style:style style:name="T27" style:family="text">
      <style:text-properties fo:color="#000000" fo:font-size="12pt" fo:language="fr" fo:country="FR" style:text-underline-style="none" fo:font-weight="normal" officeooo:rsid="00128a19" style:font-size-asian="10.5pt" style:font-weight-asian="normal" style:font-size-complex="12pt" style:font-weight-complex="normal"/>
    </style:style>
    <style:style style:name="T28" style:family="text">
      <style:text-properties fo:color="#000000" fo:font-size="12pt" fo:language="fr" fo:country="FR" style:text-underline-style="none" fo:font-weight="normal" officeooo:rsid="0013e90e" style:font-size-asian="10.5pt" style:font-weight-asian="normal" style:font-size-complex="12pt" style:font-weight-complex="normal"/>
    </style:style>
    <style:style style:name="T29" style:family="text">
      <style:text-properties fo:color="#000000" fo:font-size="12pt" fo:language="fr" fo:country="FR" style:text-underline-style="none" fo:font-weight="normal" officeooo:rsid="00170d5b" style:font-size-asian="10.5pt" style:font-weight-asian="normal" style:font-size-complex="12pt" style:font-weight-complex="normal"/>
    </style:style>
    <style:style style:name="T30" style:family="text">
      <style:text-properties fo:color="#000000" fo:font-size="12pt" fo:language="fr" fo:country="FR" style:text-underline-style="none" fo:font-weight="normal" officeooo:rsid="00153da2" style:font-size-asian="10.5pt" style:font-weight-asian="normal" style:font-size-complex="12pt" style:font-weight-complex="normal"/>
    </style:style>
    <style:style style:name="T31" style:family="text">
      <style:text-properties fo:color="#000000" fo:font-size="12pt" fo:language="fr" fo:country="FR" fo:font-style="italic" style:text-underline-style="none" fo:font-weight="normal" officeooo:rsid="000cb663" style:font-size-asian="10.5pt" style:font-style-asian="italic" style:font-weight-asian="normal" style:font-size-complex="12pt" style:font-style-complex="italic" style:font-weight-complex="normal"/>
    </style:style>
    <style:style style:name="T32" style:family="text">
      <style:text-properties fo:color="#000000" fo:font-size="12pt" fo:language="fr" fo:country="FR" fo:font-style="italic" style:text-underline-style="none" fo:font-weight="normal" officeooo:rsid="00122a59" style:font-size-asian="10.5pt" style:font-style-asian="italic" style:font-weight-asian="normal" style:font-size-complex="12pt" style:font-style-complex="italic" style:font-weight-complex="normal"/>
    </style:style>
    <style:style style:name="T33" style:family="text">
      <style:text-properties fo:color="#000000" fo:font-size="12pt" fo:language="fr" fo:country="FR" fo:font-style="italic" style:text-underline-style="none" fo:font-weight="normal" officeooo:rsid="00128a19" style:font-size-asian="10.5pt" style:font-style-asian="italic" style:font-weight-asian="normal" style:font-size-complex="12pt" style:font-style-complex="italic" style:font-weight-complex="normal"/>
    </style:style>
    <style:style style:name="T34" style:family="text">
      <style:text-properties fo:color="#000000" fo:font-size="12pt" fo:language="fr" fo:country="FR" fo:font-style="normal" style:text-underline-style="none" fo:font-weight="normal" officeooo:rsid="00122a59" style:font-size-asian="10.5pt" style:font-style-asian="normal" style:font-weight-asian="normal" style:font-size-complex="12pt" style:font-style-complex="normal" style:font-weight-complex="normal"/>
    </style:style>
    <style:style style:name="T35" style:family="text">
      <style:text-properties fo:color="#000000" fo:font-size="12pt" fo:language="fr" fo:country="FR" fo:font-style="normal" style:text-underline-style="none" fo:font-weight="normal" officeooo:rsid="00128a19" style:font-size-asian="10.5pt" style:font-style-asian="normal" style:font-weight-asian="normal" style:font-size-complex="12pt" style:font-style-complex="normal" style:font-weight-complex="normal"/>
    </style:style>
    <style:style style:name="T36" style:family="text">
      <style:text-properties fo:color="#000000" style:font-name="Liberation Serif" fo:font-size="12pt" fo:language="fr" fo:country="FR" fo:font-style="italic" style:text-underline-style="none" fo:font-weight="normal" officeooo:rsid="00122a59" style:font-size-asian="10.5pt" style:font-style-asian="italic" style:font-weight-asian="normal" style:font-size-complex="12pt" style:font-style-complex="italic" style:font-weight-complex="normal"/>
    </style:style>
    <style:style style:name="T37" style:family="text">
      <style:text-properties officeooo:rsid="00062c6f"/>
    </style:style>
    <style:style style:name="T38" style:family="text">
      <style:text-properties fo:font-weight="bold" officeooo:rsid="00062c6f" style:font-weight-asian="bold" style:font-weight-complex="bold"/>
    </style:style>
    <style:style style:name="T39" style:family="text">
      <style:text-properties officeooo:rsid="00065ea9"/>
    </style:style>
    <style:style style:name="T40" style:family="text">
      <style:text-properties fo:color="#808080"/>
    </style:style>
    <style:style style:name="T41" style:family="text">
      <style:text-properties fo:color="#808080" fo:font-size="12pt" fo:language="fr" fo:country="FR" style:text-underline-style="none" fo:font-weight="bold" officeooo:rsid="00065ea9" style:font-size-asian="10.5pt" style:font-weight-asian="bold" style:font-size-complex="12pt" style:font-weight-complex="bold"/>
    </style:style>
    <style:style style:name="T42" style:family="text">
      <style:text-properties fo:color="#808080" fo:font-size="12pt" fo:language="fr" fo:country="FR" style:text-underline-style="none" fo:font-weight="bold" officeooo:rsid="00062c6f" style:font-size-asian="10.5pt" style:font-weight-asian="bold" style:font-size-complex="12pt" style:font-weight-complex="bold"/>
    </style:style>
    <style:style style:name="T43" style:family="text">
      <style:text-properties fo:color="#808080" fo:font-size="12pt" fo:language="fr" fo:country="FR" style:text-underline-style="none" officeooo:rsid="00062c6f" style:font-size-asian="10.5pt" style:font-size-complex="12pt"/>
    </style:style>
    <style:style style:name="T44" style:family="text">
      <style:text-properties officeooo:rsid="0008fc20"/>
    </style:style>
    <style:style style:name="T45" style:family="text">
      <style:text-properties officeooo:rsid="000beaf4"/>
    </style:style>
    <style:style style:name="T46" style:family="text">
      <style:text-properties officeooo:rsid="0010153c"/>
    </style:style>
    <style:style style:name="T47" style:family="text">
      <style:text-properties officeooo:rsid="00107d02"/>
    </style:style>
    <style:style style:name="T48" style:family="text">
      <style:text-properties fo:font-variant="normal" fo:text-transform="none" fo:color="#202124" style:font-name="Liberation Serif" fo:font-size="12pt" fo:letter-spacing="normal" fo:font-style="normal" fo:font-weight="normal" officeooo:rsid="00122a59"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2">Nom :<text:span text:style-name="T1"> Le Franc</text:span></text:p>
            <text:p text:style-name="P2">Prénom :<text:span text:style-name="T1"> Matthieu</text:span></text:p>
            <text:p text:style-name="P2">N°Étudiant :<text:span text:style-name="T1"> 71800858</text:span></text:p>
            <text:p text:style-name="P2">Formation :<text:span text:style-name="T1"> L2 Informatique</text:span></text:p>
            <text:p text:style-name="P9">UE Libre :<text:span text:style-name="T1"> Histoire littéraire</text:span></text:p>
          </table:table-cell>
        </table:table-row>
      </table:table>
      <text:p text:style-name="P2"><text:span text:style-name="T1"/></text:p>
      <text:p text:style-name="P2"><text:span text:style-name="T1"/></text:p>
      <text:p text:style-name="P27"><text:span text:style-name="T6">P</text:span><text:span text:style-name="T5">ARTIE</text:span><text:span text:style-name="T6"> 1, </text:span><text:span text:style-name="T5">XVIIIe siècle</text:span><text:span text:style-name="T6"> :</text:span></text:p>
      <text:p text:style-name="P3"><text:span text:style-name="T1"/></text:p>
      <text:list xml:id="list1639336973" text:style-name="L1">
        <text:list-item>
          <text:p text:style-name="P13">Relevez, dans cet extrait de l’article « Éducation », au moins deux éléments qui éclairent le projet de L’Encyclopédie. </text:p>
        </text:list-item>
      </text:list>
      <text:list xml:id="list587336682" text:style-name="L2">
        <text:list-item>
          <text:list>
            <text:list-item>
              <text:p text:style-name="P28"><text:span text:style-name="T3">« Tous les enfants qui viennent au monde, doivent être soumis aux soins de l’éducation »</text:span></text:p>
            </text:list-item>
          </text:list>
          <text:p text:style-name="P12"><text:span text:style-name="T2">le but de l’encyclopédie est de rassembler les connaissances du monde afin que tous les hommes y aient accès.</text:span></text:p>
          <text:list text:continue-numbering="true">
            <text:list-item>
              <text:p text:style-name="P12"><text:span text:style-name="T2">« Si chaque sorte d’éducation était donnée avec lumière et avec persévérance, la patrie se trouverait bien constituée... »</text:span></text:p>
            </text:list-item>
          </text:list>
          <text:p text:style-name="P12"><text:span text:style-name="T2">En rassemblant et en rendant accessible les connaissances au « grand public », le projet de l’encyclopédie cherche à éclairer les individus pour les rendre meilleurs, plus vertueux.</text:span></text:p>
        </text:list-item>
      </text:list>
      <text:p text:style-name="P3"><text:span text:style-name="T1"/></text:p>
      <text:p text:style-name="P3"><text:span text:style-name="T1"/></text:p>
      <text:list xml:id="list114348734164162" text:continue-list="list1639336973" text:style-name="L1">
        <text:list-item>
          <text:p text:style-name="P13">Qui, de Rousseau ou d’Alembert, a écrit ce texte ? Commentez chacune des deux expressions soulignées pour justifier votre réponse.</text:p>
        </text:list-item>
      </text:list>
      <text:p text:style-name="P29"><text:span text:style-name="T3"><text:tab/></text:span><text:span text:style-name="T4">En soutenant l’importance d’accorder le théâtre aux hommes, ce doit certainement être d’Alembert qui est à l’origine de ce texte. En effet, on sait que d’Alembert s’est opposé à la fermeture des théâtres (en 1757 en suisse) et qu’il défend le théâtre comme étant un lieu de plaisir mais aussi de philosophie et de liberté. Pour lui, le théâtre propose au spectateur une ligne de conduite morale.</text:span></text:p>
      <text:p text:style-name="P29"><text:span text:style-name="T4"><text:tab/>Rousseau, lui, trouve un danger moral et social dans le théâtre qui met le plaisir avant l’instruction. </text:span></text:p>
      <text:p text:style-name="P4"><text:span text:style-name="T1"/></text:p>
      <text:p text:style-name="P4"><text:span text:style-name="T1"/></text:p>
      <text:list xml:id="list114349298246474" text:continue-numbering="true" text:style-name="L1">
        <text:list-item>
          <text:p text:style-name="P14"><text:span text:style-name="T9">Relevez, dans cette première phrase du Paysan parvenu, trois éléments qui vous permettent d’identifier le genre de l’ouvrage et justifiez votre choix. </text:span></text:p>
          <text:p text:style-name="P21"><text:span text:style-name="T11">D’après cet extrait, on peut penser que le Paysan parvenu est un ouvrage du genre narratif, c’est un roman-</text:span><text:span text:style-name="T17">mémoire</text:span><text:span text:style-name="T11">, une fiction, car :</text:span></text:p>
        </text:list-item>
      </text:list>
      <text:list xml:id="list3496707764" text:style-name="L3">
        <text:list-item>
          <text:list>
            <text:list-item>
              <text:p text:style-name="P36"><text:span text:style-name="T11">il e</text:span><text:span text:style-name="T17">st</text:span><text:span text:style-name="T11"> écrit en prose</text:span></text:p>
            </text:list-item>
            <text:list-item>
              <text:p text:style-name="P37"><text:span text:style-name="T11">l’</text:span><text:span text:style-name="T17">auteur s’exprime à la première personne « </text:span><text:span text:style-name="T10">je ne l’ai jamais dissimulée à qui me l’a demandée »</text:span></text:p>
            </text:list-item>
            <text:list-item>
              <text:p text:style-name="P39"><text:span text:style-name="T10">l’auteur semble présenter les mémoires du narrateur, son vécu qui n’est en réalité que fiction.</text:span></text:p>
            </text:list-item>
          </text:list>
        </text:list-item>
      </text:list>
      <text:p text:style-name="P4"/>
      <text:p text:style-name="P30"><text:span text:style-name="T6"/></text:p>
      <text:p text:style-name="P30"><text:span text:style-name="T6"/></text:p>
      <text:p text:style-name="P30"><text:span text:style-name="T6"/></text:p>
      <text:p text:style-name="P30"><text:soft-page-break/><text:span text:style-name="T6">P</text:span><text:span text:style-name="T5">ARTIE</text:span><text:span text:style-name="T6"> </text:span><text:span text:style-name="T7">2, </text:span><text:span text:style-name="T5">XIXe siècle, le romantisme et ses contestations</text:span><text:span text:style-name="T6"> :</text:span></text:p>
      <text:p text:style-name="P5"><text:span text:style-name="T1"/></text:p>
      <text:list xml:id="list114348739676943" text:continue-list="list114349298246474" text:style-name="L1">
        <text:list-item>
          <text:p text:style-name="P14"><text:span text:style-name="T38">a).</text:span><text:span text:style-name="T37"> </text:span>Quelles caractéristiques du mouvement romantique sont évoquées dans la première phrase ? Identifiez-en au moins deux.</text:p>
        </text:list-item>
      </text:list>
      <text:list xml:id="list3188345993" text:style-name="L4">
        <text:list-item>
          <text:list>
            <text:list-item>
              <text:p text:style-name="P10">Le langage et le vocabulaire employé sont une des caractéristiques du mouvement romantique : « bottes, vermine, cravache » sont des mots du langage courant qui font vrai.</text:p>
            </text:list-item>
            <text:list-item>
              <text:p text:style-name="P31"><text:span text:style-name="T12">La mise en avant de l’individu « </text:span>j’étais un beau garçon, beau et hardi, qui entrait dans la vie avec bottes et éperons... » <text:span text:style-name="T39">ainsi que l’utilisation d’un animal (le cheval) pour symboliser la jeunesse du narrateur.</text:span></text:p>
            </text:list-item>
          </text:list>
        </text:list-item>
      </text:list>
      <text:list xml:id="list114349194385901" text:continue-list="list114348739676943" text:style-name="L1">
        <text:list-header>
          <text:p text:style-name="P22"><text:span text:style-name="T41">b</text:span><text:span text:style-name="T42">).</text:span><text:span text:style-name="T43"> </text:span><text:span text:style-name="T40">En quoi la seconde phrase incarne-t-elle le projet réaliste de l’auteur ? </text:span></text:p>
        </text:list-header>
      </text:list>
      <text:list xml:id="list3662008898" text:style-name="L5">
        <text:list-item>
          <text:list>
            <text:list-header>
              <text:p text:style-name="P32"><text:span text:style-name="T13">L’auteur emploi des mots francs, presque crus, pour parler de la fin de sa jeunesse. Ce sont également des termes qui, rapportés au cheval, font sens (</text:span><text:span text:style-name="T14">un animal </text:span><text:span text:style-name="T13">« rongé de gale et de vermine ») et ajoute du réel pour incarner donc un projet réaliste.</text:span></text:p>
            </text:list-header>
          </text:list>
        </text:list-item>
      </text:list>
      <text:p text:style-name="P6"><text:span text:style-name="T1"/></text:p>
      <text:p text:style-name="P6"><text:span text:style-name="T1"/></text:p>
      <text:list xml:id="list114347951265154" text:continue-list="list114349194385901" text:style-name="L1">
        <text:list-item>
          <text:p text:style-name="P15"><text:span text:style-name="T44">Montrez en quoi chacune des deux images soulignées (v. 3 et 12) est caractéristique du mouvement du Parnasse et s’oppose à l’esthétique romantique.</text:span></text:p>
        </text:list-item>
      </text:list>
      <text:list xml:id="list3707823949" text:style-name="L6">
        <text:list-item>
          <text:list>
            <text:list-item>
              <text:p text:style-name="P33"><text:span text:style-name="T14">« Les Déesses de marbre et les Héros d’airain », </text:span><text:span text:style-name="T15">la mise en valeur de figures faisant références à l’antiquité grecque qui sont, de plus, toutes deux des sculptures, immuables, éternelles. Cette imagerie est tout à fait caractéristique du mouvement Parnasse car l’utilisation de </text:span><text:span text:style-name="T16">figures antiques à tendance à rappeler le modèle classique en opposition à l’esthétique romantique.</text:span></text:p>
            </text:list-item>
            <text:list-item>
              <text:p text:style-name="P33"><text:span text:style-name="T16">« Homme indifférent », montre l’absence de sentiments face au grandiose. L’Homme écoute « sans frémir », il rejette le sentimentalisme, il n’est pas inspiré.</text:span></text:p>
            </text:list-item>
          </text:list>
        </text:list-item>
      </text:list>
      <text:p text:style-name="P34"><text:span text:style-name="T16"/></text:p>
      <text:p text:style-name="P34"><text:span text:style-name="T16"/></text:p>
      <text:p text:style-name="P35"><text:span text:style-name="T18">P</text:span><text:span text:style-name="T19">ARTIE</text:span><text:span text:style-name="T18"> </text:span><text:span text:style-name="T20">3, XIXe siècle, théâtre :</text:span></text:p>
      <text:p text:style-name="P7"><text:span text:style-name="T1"/></text:p>
      <text:list xml:id="list114347742316495" text:continue-list="list114347951265154" text:style-name="L1">
        <text:list-item>
          <text:p text:style-name="P17"><text:span text:style-name="T45">En vous appuyant sur des éléments précis de cette citation, vous présenterez en un paragraphe les enjeux esthétiques et historiques du mélodrame qui expliquent son succès au début du XIXe siècle. </text:span></text:p>
          <text:p text:style-name="P20"><text:span text:style-name="T22">Le mélodrame se popularise au début du XIXe siècle, après la révolution française. Il ne cherche pas, contrairement à ce qu’on peut retrouver dans une tragédie, à mettre en avant un individu mais bien un ensemble pour dépeindre une vision de la société avec ses différentes figures : </text:span><text:span text:style-name="T23">le </text:span><text:span text:style-name="T22">héros,</text:span><text:span text:style-name="T23"> le justiciers, le </text:span><text:span text:style-name="T22">traîtres, </text:span><text:span text:style-name="T23">le fourbe ; ou plus précisément, dans le texte : « </text:span>un niais, un tyran, une femme innocente et persécutée, un chevalier »<text:span text:style-name="T22">. </text:span><text:span text:style-name="T23">On cherchera également à divertir comme à moraliser en utilisant un langage authentique et des intrigues comme une imagerie pouvant toucher un large public. Comme dit dans le texte : « on placera une prison, une romance... » ainsi que des « combats, chansons, incendies, etc. » qui sont choses aux quelles tous les individus peuvent être soumis.</text:span></text:p>
          <text:p text:style-name="P20"><text:span text:style-name="T23">Un mélodrame est moralisant, on finira donc par une conclusion souvent identique :</text:span><text:span text:style-name="T24"> l’honneur rétablit, des mariages, le traître punis. Comme le dis le </text:span><text:span text:style-name="T31">Traité du mélodrame</text:span><text:span text:style-name="T24"> : « On terminera par une exhortation au peuple, pour l'engager à conserver sa moralité, à détester le crime et ses tyrans. ».</text:span></text:p>
        </text:list-item>
        <text:list-item>
          <text:p text:style-name="P18"><text:soft-page-break/>Quelles caractéristiques du héros romantique pouvez-vous identifier chez Triboulet, personnage principal de la pièce Le Roi s’amuse (1832) de Victor Hugo ? Citez précisément l'extrait. </text:p>
          <text:p text:style-name="P23"><text:span text:style-name="T25">On peut noter que Triboulet semble être en désaccord avec l’ordre social, c’est un bouffon de cour qui enrage de son état « </text:span>Ô rage ! être bouffon ! ô rage ! être difforme ! », <text:span text:style-name="T46">il rejette les conventions établies et les critiques « </text:span>Ne vouloir, ne pouvoir, ne devoir et ne faire Que rire ! — Quel excès d’opprobre et de misère ! ». <text:span text:style-name="T46">La narration est également orientée sur les pensées de Triboulet au-delà de ses actes « </text:span>(Profondément rêveur et la main sur son front.) Ah ! la nature et les hommes m’ont fait Bien méchant, bien cruel et bien lâche en effet ! ». <text:span text:style-name="T46">Tout ces éléments là sont bien des archétypes pouvant faire du personnage principal un héros romantique.</text:span></text:p>
        </text:list-item>
      </text:list>
      <text:p text:style-name="P38"/>
      <text:p text:style-name="P38"><text:span text:style-name="T18">P</text:span><text:span text:style-name="T19">ARTIE</text:span><text:span text:style-name="T18"> </text:span><text:span text:style-name="T21">4</text:span><text:span text:style-name="T20">, XXe siècle, </text:span><text:span text:style-name="T21">roman</text:span><text:span text:style-name="T20"> :</text:span></text:p>
      <text:p text:style-name="P8"><text:span text:style-name="T1"/></text:p>
      <text:list xml:id="list114348940172969" text:continue-numbering="true" text:style-name="L1">
        <text:list-item>
          <text:p text:style-name="P16"><text:span text:style-name="T45">Vous expliquerez le sens et l’enjeu de ce propos pour le roman des années 1910-1920, et vous donnerez un exemple précis de texte permettant d’illustrer cette conception particulière du « roman d’aventures ». <text:s/></text:span></text:p>
          <text:p text:style-name="P11">L<text:span text:style-name="T47">e début du XXe siècle et surtout la période 1910-1920, constitue un grand bouleversement dans le monde du roman. C’est un temps d’expérimentations formelles et de réflexions donnant naissance à un grand nombre de nouveaux écrits parfois insituables. 1913 est une année de rupture et le début du XXe siècle littéraire pour le roman. Le roman d’aventure n’y échappe pas : on fait du roman même, l’aventure. On sort de la description statique pour une narration dynamisée. On reconnaît l’aventure partout car on construit son histoire, aussi simple soit-elle, comme une aventure. Tout ce qui vient ponctuer la vie, chaque anecdote d’une journée, est une aventure. Il y a une valorisation de l’événement nouveau qui fait irruption dans une vie au-delà du rebondissement romanesque stéréotypé.</text:span></text:p>
          <text:p text:style-name="P24"><text:span text:style-name="T26">C’est en quelques sortes l’esprit d’enfance qui fait du presque rien un événement important. On peut bien sûr penser aux écrits à Marcel Proust avec </text:span><text:span text:style-name="T48">L</text:span><text:span text:style-name="T36">a recherc</text:span><text:span text:style-name="T32">he du temps perdu</text:span><text:span text:style-name="T34"> </text:span><text:span text:style-name="T27">et </text:span><text:span text:style-name="T33">Du côté de chez Swann</text:span><text:span text:style-name="T35">, </text:span><text:span text:style-name="T27">paru justement en 1913, où dans la deuxième partie, </text:span><text:span text:style-name="T33">Un amour de Swann</text:span><text:span text:style-name="T27">, Marcel Proust s’attache à décrire le retour vers l’enfance où chaque souvenir est une émotion et une aventure dans l’instant pour l’enfant (le coucher).</text:span></text:p>
          <text:p text:style-name="P25"><text:span text:style-name="T27">En 1913, on p</text:span><text:span text:style-name="T28">eut</text:span><text:span text:style-name="T27"> également parler du roman d’Alain-Fournier : </text:span><text:span text:style-name="T33">Le Grand Meaulnes</text:span><text:span text:style-name="T27">, où il raconte aussi l’aventure du sommeil et du rêve qui sont un conte pour l’esprit. </text:span><text:span text:style-name="T28">Par le voyage dans le merveilleux, on part du monde de l’enfance pour aller vers les désillusions de l’âge adulte.</text:span></text:p>
          <text:p text:style-name="P25"><text:span text:style-name="T28"/></text:p>
        </text:list-item>
        <text:list-item>
          <text:p text:style-name="P19"><text:span text:style-name="T8">Rappelez à quel mouvement littéraire se rattache Nathalie Sarraute. Que nous apprend l’extrait ci-dessous sur ce mouvement ? Quel est le grand élément critiqué ? Pourquoi ? Vous justifierez votre réponse en vous appuyant précisément sur l’extrait. </text:span></text:p>
          <text:p text:style-name="P26"><text:span text:style-name="T22">N</text:span><text:span text:style-name="T30">athalie Sarraute est une figure du nouveau roman. </text:span><text:span text:style-name="T29">Sarraute considère que la conception du personnage dans « le vieux roman » n’est plus actuel pour l’époque dans laquelle elle s’inscrit : « les personnages, tels que les concevait le vieux roman [...], ne parviennent plus à contenir la réalité psychologique actuelle. ». Dans le nouveau roman, la place du narrateur dans l’intrigue est interrogée. L’intrigue et le personnage ne sont plus toujours les éléments de premier plan. On s’intéresse désormais plus au style d’écriture, à sa manière de décrire l’environnement, le déroulement de l’actio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oogle Sans" svg:font-family="'Google Sans', arial, sans-serif"/>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006c90" officeooo:paragraph-rsid="00006c90" style:font-size-asian="14pt" style:font-size-complex="14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Examen d’histoire littéraire 2</text:p>
        <text:p text:style-name="MP1"/>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05-11T11:43:47.031000000</dc:date>
    <meta:editing-duration>PT1H9M36S</meta:editing-duration>
    <meta:editing-cycles>13</meta:editing-cycles>
    <meta:document-statistic meta:table-count="1" meta:image-count="0" meta:object-count="0" meta:page-count="3" meta:paragraph-count="42" meta:word-count="1382" meta:character-count="8256" meta:non-whitespace-character-count="6925"/>
  </office:meta>
</office:document-meta>
</file>